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pr1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/>
    </style:style>
    <style:style style:name="pr2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/>
    </style:style>
    <style:style style:name="pr3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4.266cm" fo:min-width="0cm" fo:padding-top="0.13cm" fo:padding-bottom="0.13cm" fo:padding-left="0.25cm" fo:padding-right="0.25cm" fo:wrap-option="wrap" draw:shadow="hidden"/>
    </style:style>
    <style:style style:name="pr5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3.631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2.896cm" fo:min-width="0cm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17cm" fo:margin-bottom="0cm" fo:text-indent="0cm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margin-top="0.317cm" fo:margin-bottom="0cm" fo:text-indent="0cm" style:writing-mode="lr-tb"/>
    </style:style>
    <style:style style:name="P6" style:family="paragraph">
      <style:paragraph-properties fo:margin-left="0cm" fo:margin-right="0cm" fo:margin-top="0.317cm" fo:margin-bottom="0cm" fo:text-align="justify" fo:text-indent="0cm"/>
    </style:style>
    <style:style style:name="P7" style:family="paragraph">
      <style:paragraph-properties fo:margin-left="0cm" fo:margin-right="0cm" fo:margin-top="0.317cm" fo:margin-bottom="0cm" fo:text-align="center" fo:text-indent="0cm"/>
    </style:style>
    <style:style style:name="T1" style:family="text">
      <style:text-properties fo:font-family="Arial" style:font-family-generic="swiss" style:font-pitch="variable" fo:language="fr" fo:country="FR"/>
    </style:style>
    <style:style style:name="T2" style:family="text">
      <style:text-properties fo:font-size="36pt" fo:language="en" fo:country="GB" style:font-size-asian="36pt" style:font-size-complex="36pt"/>
    </style:style>
    <style:style style:name="T3" style:family="text">
      <style:text-properties fo:font-size="36pt" fo:language="fr" fo:country="FR" style:font-size-asian="36pt" style:font-size-complex="36pt"/>
    </style:style>
    <style:style style:name="T4" style:family="text">
      <style:text-properties fo:font-family="'Courier New'" style:font-family-generic="modern" style:font-pitch="fixed" fo:font-size="24pt" fo:language="en" fo:country="GB" style:font-size-asian="24pt" style:font-size-complex="24pt"/>
    </style:style>
    <style:style style:name="T5" style:family="text">
      <style:text-properties fo:font-family="'Courier New'" style:font-family-generic="modern" style:font-pitch="fixed" fo:font-size="36pt" fo:language="en" fo:country="GB" style:font-size-asian="36pt" style:font-size-complex="36pt"/>
    </style:style>
    <style:style style:name="T6" style:family="text">
      <style:text-properties fo:font-family="Arial" style:font-family-generic="swiss" style:font-pitch="variable" fo:font-size="36pt" fo:language="fr" fo:country="FR" style:font-size-asian="36pt" style:font-size-complex="3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6pt" fo:language="en" fo:country="GB" style:font-size-asian="26pt" style:font-size-complex="26pt"/>
    </style:style>
    <style:style style:name="T9" style:family="text">
      <style:text-properties fo:font-family="Arial" style:font-family-generic="swiss" style:font-pitch="variable" fo:font-size="28pt" fo:language="en" fo:country="GB" style:font-size-asian="28pt" style:font-size-complex="28pt"/>
    </style:style>
    <style:style style:name="T10" style:family="text">
      <style:text-properties fo:font-family="'Courier 10 Pitch'" style:font-pitch="fixed" fo:font-size="36pt" fo:language="en" fo:country="GB" style:font-size-asian="36pt" style:font-size-complex="36pt"/>
    </style:style>
    <style:style style:name="T11" style:family="text">
      <style:text-properties fo:font-family="Arial" style:font-family-generic="swiss" style:font-pitch="variable" fo:font-size="36pt" fo:language="en" fo:country="GB" style:font-size-asian="36pt" style:font-size-complex="36pt"/>
    </style:style>
    <style:style style:name="T12" style:family="text">
      <style:text-properties fo:font-family="'Courier New'" style:font-family-generic="modern" style:font-pitch="fixed" fo:font-size="22pt" fo:language="en" fo:country="GB" style:font-size-asian="22pt" style:font-size-complex="22pt"/>
    </style:style>
    <style:style style:name="T13" style:family="text">
      <style:text-properties fo:font-size="22pt" fo:language="en" fo:country="GB" fo:font-weight="bold" style:font-size-asian="22pt" style:font-weight-asian="bold" style:font-size-complex="22pt" style:font-weight-complex="bold"/>
    </style:style>
    <style:style style:name="T14" style:family="text">
      <style:text-properties fo:font-size="22pt" fo:language="en" fo:country="GB" style:font-size-asian="22pt" style:font-size-complex="22pt"/>
    </style:style>
    <style:style style:name="T15" style:family="text">
      <style:text-properties fo:font-family="'Courier New'" style:font-family-generic="modern" style:font-pitch="fixed" fo:font-size="18pt" fo:language="en" fo:country="GB" style:font-size-asian="18pt" style:font-size-complex="18pt"/>
    </style:style>
    <style:style style:name="T16" style:family="text">
      <style:text-properties fo:font-family="Arial" style:font-family-generic="swiss" style:font-pitch="variable" fo:font-size="26pt" fo:language="en" fo:country="GB" style:font-size-asian="26pt" style:font-size-complex="26pt"/>
    </style:style>
    <style:style style:name="T17" style:family="text">
      <style:text-properties fo:font-family="'Courier New'" style:font-family-generic="modern" style:font-pitch="fixed" fo:font-size="26pt" fo:language="en" fo:country="GB" style:font-size-asian="26pt" style:font-size-complex="26pt"/>
    </style:style>
    <style:style style:name="T18" style:family="text">
      <style:text-properties fo:font-size="28pt" fo:language="en" fo:country="US" style:font-size-asian="28pt" style:font-size-complex="28pt"/>
    </style:style>
    <style:style style:name="T19" style:family="text">
      <style:text-properties fo:font-size="28pt" fo:language="en" fo:country="GB" style:font-size-asian="28pt" style:font-size-complex="28pt"/>
    </style:style>
    <style:style style:name="T20" style:family="text">
      <style:text-properties fo:font-size="28pt" fo:language="fr" fo:country="FR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33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0099cc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0.952cm"/>
        <style:text-properties fo:color="#0099cc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p text:style-name="P1"><text:span text:style-name="T1">PHP/DB: how to ?</text:span></text:p>
          </draw:text-box>
        </draw:frame>
        <draw:frame presentation:style-name="pr2" draw:text-style-name="P2" draw:layer="layout" svg:width="21.59cm" svg:height="15.063cm" svg:x="3.259cm" svg:y="3.924cm" presentation:class="outline" presentation:user-transformed="true">
          <draw:text-box>
            <text:list text:style-name="L2">
              <text:list-item>
                <text:p text:style-name="P3"><text:span text:style-name="T2">3 actors</text:span></text:p>
                <text:list>
                  <text:list-item>
                    <text:p><text:span text:style-name="T2"><text:s/></text:span><text:span text:style-name="T2">web server (httpd,apache)</text:span></text:p>
                  </text:list-item>
                  <text:list-item>
                    <text:p><text:span text:style-name="T2"><text:s/></text:span><text:span text:style-name="T2">DB server (mysqld,etc...)</text:span></text:p>
                  </text:list-item>
                  <text:list-item>
                    <text:p><text:span text:style-name="T3"><text:s/></text:span><text:span text:style-name="T3">PHP interpreter (in between)</text:span></text:p>
                  </text:list-item>
                </text:list>
              </text:list-item>
              <text:list-item>
                <text:p><text:span text:style-name="T2">4 actions ...</text:span></text:p>
              </text:list-item>
            </text:list>
            <text:list text:style-name="L3">
              <text:list-item>
                <text:list>
                  <text:list-item>
                    <text:p><text:span text:style-name="T2"><text:s/></text:span><text:span text:style-name="T2">Connection to BD server</text:span></text:p>
                  </text:list-item>
                  <text:list-item>
                    <text:p><text:span text:style-name="T2"><text:s/></text:span><text:span text:style-name="T2">Choose the BD</text:span></text:p>
                  </text:list-item>
                  <text:list-item>
                    <text:p><text:span text:style-name="T2"><text:s/></text:span><text:span text:style-name="T2">Execute the query</text:span></text:p>
                  </text:list-item>
                  <text:list-item>
                    <text:p><text:span text:style-name="T2"><text:s/></text:span><text:span text:style-name="T2">Disconn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p text:style-name="P1"><text:span text:style-name="T1">Built-in functions</text:span></text:p>
          </draw:text-box>
        </draw:frame>
        <draw:frame presentation:style-name="pr2" draw:text-style-name="P2" draw:layer="layout" svg:width="21.59cm" svg:height="12.832cm" svg:x="3.259cm" svg:y="3.924cm" presentation:class="outline" presentation:user-transformed="true">
          <draw:text-box>
            <text:list text:style-name="L2">
              <text:list-item>
                <text:p text:style-name="P3"><text:span text:style-name="T2">Prefix : mysql_</text:span></text:p>
              </text:list-item>
              <text:list-item>
                <text:p text:style-name="P3"><text:span text:style-name="T2">4 actions = 4 functions</text:span></text:p>
              </text:list-item>
            </text:list>
            <text:list text:style-name="L3">
              <text:list-item>
                <text:list>
                  <text:list-header>
                    <text:p><text:span text:style-name="T4">1) $connection= 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4">mysql_connect($host,$login,$pass) <text:s text:c="4"/>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4">2) mysql_select_db($mybd,$connection) (0 si fail)</text:span></text:p>
                    <text:p><text:span text:style-name="T4">3) $query=”select blablaba”</text:span></text:p>
                    <text:p><text:span text:style-name="T4"><text:s text:c="3"/></text:span><text:span text:style-name="T4">$result=mysql_query($query) </text:span></text:p>
                    <text:p><text:span text:style-name="T4"><text:s text:c="3"/></text:span><text:span text:style-name="T4">$ligne=my_sql_fetch_row($result)</text:span></text:p>
                    <text:p><text:span text:style-name="T4">4) mysql_close($connection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p text:style-name="P1"><text:span text:style-name="T1">General pattern</text:span></text:p>
          </draw:text-box>
        </draw:frame>
        <draw:frame presentation:style-name="pr4" draw:text-style-name="P5" draw:layer="layout" svg:width="21.59cm" svg:height="14.526cm" svg:x="3.259cm" svg:y="4.024cm" presentation:class="outline" presentation:user-transformed="true">
          <draw:text-box>
            <text:list text:style-name="L2">
              <text:list-item>
                <text:p text:style-name="P3"><text:span text:style-name="T2">With </text:span><text:span text:style-name="T5">include</text:span><text:span text:style-name="T2"> function:</text:span></text:p>
                <text:list>
                  <text:list-item>
                    <text:p><text:span text:style-name="T2"><text:s/></text:span><text:span text:style-name="T2">A config.php file (external config)</text:span></text:p>
                  </text:list-item>
                  <text:list-item>
                    <text:p><text:span text:style-name="T2"><text:s/></text:span><text:span text:style-name="T2">A connect.php script</text:span></text:p>
                  </text:list-item>
                  <text:list-item>
                    <text:p><text:span text:style-name="T2">A disconnect.php script</text:span></text:p>
                  </text:list-item>
                </text:list>
              </text:list-item>
            </text:list>
            <text:p><text:span text:style-name="T5"><text:s text:c="3"/></text:span><text:span text:style-name="T4">&lt;?php include(“config.php”;</text:span></text:p>
            <text:list text:continue-numbering="true" text:style-name="L2">
              <text:list-item>
                <text:list>
                  <text:list-header>
                    <text:p><text:span text:style-name="T4"><text:s text:c="2"/></text:span><text:span text:style-name="T4">include(“connect.php”);</text:span></text:p>
                    <text:p><text:span text:style-name="T4">...ACTION...</text:span></text:p>
                    <text:p><text:span text:style-name="T4"><text:s text:c="2"/></text:span><text:span text:style-name="T4">include(“disconnect.php”) ?&gt;</text:span></text:p>
                  </text:list-header>
                </text:list>
              </text:list-item>
              <text:list-item>
                <text:p text:style-name="P3"><text:span text:style-name="T6">Login script to be understood !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3" draw:text-style-name="P4" draw:layer="layout" svg:width="15.24cm" svg:height="11.432cm" svg:x="1.905cm" svg:y="12.065cm" presentation:class="notes" presentation:user-transformed="true">
            <draw:text-box>
              <text:p><text:span text:style-name="T7">On prend l'exemple d'un scrprt de login pour comprendre. Tres utile et important of course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p text:style-name="P1"><text:span text:style-name="T1">Login/register scripts</text:span></text:p>
          </draw:text-box>
        </draw:frame>
        <draw:frame presentation:style-name="pr4" draw:text-style-name="P5" draw:layer="layout" svg:width="21.59cm" svg:height="14.526cm" svg:x="3.259cm" svg:y="4.024cm" presentation:class="outline" presentation:user-transformed="true">
          <draw:text-box>
            <text:list text:style-name="L2">
              <text:list-item>
                <text:p text:style-name="P3"><text:span text:style-name="T2">Web site : public versus private</text:span></text:p>
              </text:list-item>
              <text:list-item>
                <text:p text:style-name="P3"><text:span text:style-name="T2">Idea: protect private data with </text:span></text:p>
                <text:list>
                  <text:list-item>
                    <text:p><text:span text:style-name="T8">login</text:span></text:p>
                  </text:list-item>
                  <text:list-item>
                    <text:p><text:span text:style-name="T8">password</text:span></text:p>
                  </text:list-item>
                </text:list>
              </text:list-item>
              <text:list-item>
                <text:p><text:span text:style-name="T2">Then</text:span></text:p>
                <text:list>
                  <text:list-item>
                    <text:p><text:span text:style-name="T8">DB to register (register.php)</text:span></text:p>
                  </text:list-item>
                  <text:list-item>
                    <text:p><text:span text:style-name="T8">Login page (login.php)</text:span></text:p>
                  </text:list-item>
                  <text:list-item>
                    <text:p><text:span text:style-name="T9">Check login <text:s text:c="2"/></text:span></text:p>
                  </text:list-item>
                </text:list>
              </text:list-item>
              <text:list-item>
                <text:p text:style-name="P3"><text:span text:style-name="T6">How many scripts to be written ?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p text:style-name="P1"><text:span text:style-name="T1">4 useful scripts</text:span></text:p>
          </draw:text-box>
        </draw:frame>
        <draw:frame presentation:style-name="pr4" draw:text-style-name="P5" draw:layer="layout" svg:width="21.59cm" svg:height="14.526cm" svg:x="3.259cm" svg:y="4.024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Register.php (insert)</text:span></text:p>
              </text:list-item>
              <text:list-item>
                <text:p text:style-name="P3"><text:span text:style-name="T2">Login.php (select)</text:span></text:p>
              </text:list-item>
              <text:list-item>
                <text:p text:style-name="P3"><text:span text:style-name="T2">Logout.php (redirection)</text:span></text:p>
              </text:list-item>
              <text:list-item>
                <text:p text:style-name="P3"><text:span text:style-name="T2">Member.php (private part) </text:span><text:span text:style-name="T5"><text:s text:c="2"/></text:span></text:p>
              </text:list-item>
              <text:list-item>
                <text:p text:style-name="P3"><text:span text:style-name="T6">Database : outside the process</text:span></text:p>
              </text:list-item>
              <text:list-item>
                <text:p text:style-name="P3"><text:span text:style-name="T6">Demo + code NOW (simple scripts first)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p text:style-name="P1"><text:span text:style-name="T1">The main problem...</text:span></text:p>
          </draw:text-box>
        </draw:frame>
        <draw:frame presentation:style-name="pr4" draw:text-style-name="P5" draw:layer="layout" svg:width="21.59cm" svg:height="14.526cm" svg:x="3.259cm" svg:y="4.024cm" presentation:class="outline" presentation:user-transformed="true">
          <draw:text-box>
            <text:list text:style-name="L2">
              <text:list-item>
                <text:p text:style-name="P3"><text:span text:style-name="T2">PB: HTTP: stateless protocol...</text:span></text:p>
              </text:list-item>
              <text:list-item>
                <text:p text:style-name="P3"><text:span text:style-name="T2">No memory of the status of the connection</text:span></text:p>
              </text:list-item>
              <text:list-item>
                <text:p text:style-name="P3"><text:span text:style-name="T2">Direct access to </text:span><text:span text:style-name="T10">member.php</text:span></text:p>
              </text:list-item>
              <text:list-item>
                <text:p text:style-name="P3"><text:span text:style-name="T2">Solution: introduce memory?</text:span></text:p>
              </text:list-item>
              <text:list-item>
                <text:p text:style-name="P3"><text:span text:style-name="T2">2 options: </text:span></text:p>
                <text:list>
                  <text:list-item>
                    <text:list>
                      <text:list-item>
                        <text:p><text:span text:style-name="T11">cookies</text:span><text:span text:style-name="T5"> </text:span></text:p>
                      </text:list-item>
                      <text:list-item>
                        <text:p><text:span text:style-name="T6">PHP sess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p text:style-name="P1"><text:span text:style-name="T1">Data handling</text:span></text:p>
          </draw:text-box>
        </draw:frame>
        <draw:frame presentation:style-name="pr2" draw:text-style-name="P2" draw:layer="layout" svg:width="21.59cm" svg:height="12.897cm" svg:x="3.259cm" svg:y="4.224cm" presentation:class="outline" presentation:user-transformed="true">
          <draw:text-box>
            <text:list text:style-name="L2">
              <text:list-item>
                <text:p text:style-name="P3"><text:span text:style-name="T8">MySQLsyntax <text:s/>as usual + built-in functions</text:span></text:p>
              </text:list-item>
              <text:list-item>
                <text:p><text:span text:style-name="T8">SQL query: </text:span><text:span text:style-name="T12">$query=”SELECT .....”</text:span></text:p>
                <text:list>
                  <text:list-item>
                    <text:p><text:span text:style-name="T13">we execute</text:span><text:span text:style-name="T14"> </text:span><text:span text:style-name="T12">$result=mysql_query($query)</text:span></text:p>
                  </text:list-item>
                  <text:list-item>
                    <text:p><text:span text:style-name="T13">we load the result:</text:span></text:p>
                    <text:list>
                      <text:list-item>
                        <text:p><text:span text:style-name="T13">classic array</text:span><text:span text:style-name="T14">:</text:span><text:span text:style-name="T8"> </text:span><text:span text:style-name="T15">$line=my_sql_fetch_row($result)//load line</text:span></text:p>
                        <text:p><text:span text:style-name="T15">$line[0],$line[1], etc</text:span></text:p>
                      </text:list-item>
                    </text:list>
                    <text:list>
                      <text:list-item>
                        <text:p><text:span text:style-name="T13">or associative array</text:span></text:p>
                        <text:p><text:span text:style-name="T15">$line=my_sql_fetch_array($result)//idem</text:span></text:p>
                        <text:p><text:span text:style-name="T15">$ligne['nom'], $line['mail'], etc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6">Clean memory...</text:span><text:span text:style-name="T17"> <text:s text:c="4"/></text:span><text:span text:style-name="T17"><text:tab/></text:span><text:span text:style-name="T17"><text:tab/></text:span><text:span text:style-name="T17"> <text:s text:c="3"/></text:span><text:span text:style-name="T15">mysql_free_result($result)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p text:style-name="P1"><text:span text:style-name="T1">General <text:s/>Pattern</text:span></text:p>
          </draw:text-box>
        </draw:frame>
        <draw:frame presentation:style-name="pr5" draw:text-style-name="P5" draw:layer="layout" svg:width="21.59cm" svg:height="13.891cm" svg:x="3.259cm" svg:y="4.524cm" presentation:class="outline" presentation:user-transformed="true">
          <draw:text-box>
            <text:p text:style-name="P3"><text:span text:style-name="T12">&lt;?php include(“config.php”);</text:span></text:p>
            <text:p text:style-name="P3"><text:span text:style-name="T12"><text:s text:c="2"/></text:span><text:span text:style-name="T12">include(“connect.php”);</text:span></text:p>
            <text:p text:style-name="P3"><text:span text:style-name="T12"><text:s text:c="2"/></text:span><text:span text:style-name="T12">mysql_select_db($bd, $connexion) or <text:s text:c="23"/>die(blablabla);</text:span></text:p>
            <text:p text:style-name="P3"><text:span text:style-name="T12">$query = "SELECT * FROM ".$table." ...";</text:span></text:p>
            <text:p text:style-name="P3"><text:span text:style-name="T12">$result = <text:s/>mysql_query($query);</text:span></text:p>
            <text:p text:style-name="P3"><text:span text:style-name="T12">while ($line=my_sql_fetch_row($result)){</text:span></text:p>
            <text:p text:style-name="P3"><text:span text:style-name="T12">//Then work with $line[i], etc }mysql_free_result($result);</text:span></text:p>
            <text:p text:style-name="P3"><text:span text:style-name="T12">include(“disconnect.php”) ?&gt;</text:span></text:p>
          </draw:text-box>
        </draw:frame>
        <presentation:notes draw:style-name="dp2">
          <draw:page-thumbnail draw:layer="layout" svg:width="12.7cm" svg:height="9.525cm" svg:x="3.175cm" svg:y="1.905cm" draw:page-number="8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3.259cm" svg:y="1.269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6" draw:text-style-name="P5" draw:layer="layout" svg:width="21.59cm" svg:height="13.156cm" svg:x="3.259cm" svg:y="4.624cm" presentation:class="outline" presentation:user-transformed="true">
          <draw:text-box>
            <text:list text:style-name="L2">
              <text:list-item>
                <text:p text:style-name="P3"><text:span text:style-name="T18">Easy integration HTML/PHP/MySQL </text:span></text:p>
                <text:list>
                  <text:list-item>
                    <text:p><text:span text:style-name="T19">Very simple</text:span></text:p>
                  </text:list-item>
                  <text:list-item>
                    <text:p><text:span text:style-name="T19">Then very powerful</text:span></text:p>
                  </text:list-item>
                </text:list>
              </text:list-item>
              <text:list-item>
                <text:p text:style-name="P3"><text:span text:style-name="T19">A lot of infos (open source)</text:span></text:p>
              </text:list-item>
              <text:list-item>
                <text:p text:style-name="P3"><text:span text:style-name="T19">A lot of packages (Moodle,oscommerce,wordpress,etc...)</text:span></text:p>
              </text:list-item>
              <text:list-item>
                <text:p text:style-name="P3"><text:span text:style-name="T20">LAMP/WAMP very stable</text:span></text:p>
              </text:list-item>
            </text:list>
            <text:p text:style-name="P7"><text:span text:style-name="T19">BUT </text:span></text:p>
            <text:p text:style-name="P7"><text:span text:style-name="T19">Security issues as usual;-)</text:span></text:p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767676" draw:end-color="#ffffff" draw:start-intensity="100%" draw:end-intensity="100%" draw:angle="0" draw:border="0%"/>
    <draw:gradient draw:name="Gradient_20_7" draw:display-name="Gradient 7" draw:style="linear" draw:start-color="#767676" draw:end-color="#ffffff" draw:start-intensity="100%" draw:end-intensity="100%" draw:angle="2700" draw:border="0%"/>
    <draw:gradient draw:name="Gradient_20_8" draw:display-name="Gradient 8" draw:style="linear" draw:start-color="#ffffff" draw:end-color="#767676" draw:start-intensity="100%" draw:end-intensity="100%" draw:angle="2700" draw:border="0%"/>
    <draw:gradient draw:name="Gradient_20_9" draw:display-name="Gradient 9" draw:style="linear" draw:start-color="#ffffff" draw:end-color="#767676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000000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99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99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font-family-asian="'Arial Unicode MS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33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000000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99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">
            <style:list-level-properties/>
            <style:text-properties fo:font-family="Wingdings" style:font-pitch="variable" style:font-charset="x-symbol" fo:color="#0099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33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5490a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e1e1b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3366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Mgr11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3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Mgr14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Mpr1" style:family="presentation" style:parent-style-name="Default-backgroundobjects" style:list-style-name="ML2">
      <style:graphic-properties draw:stroke="none" draw:fill="none" draw:fill-color="#0099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0099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0099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0099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" style:family="presentation" style:parent-style-name="Title1-backgroundobjects" style:list-style-name="ML2">
      <style:graphic-properties draw:stroke="none" draw:fill="none" draw:fill-color="#0099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le1-backgroundobjects" style:list-style-name="ML2">
      <style:graphic-properties draw:stroke="none" draw:fill="none" draw:fill-color="#0099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margin-top="0.308cm" fo:margin-bottom="0cm" fo:line-height="100%" fo:text-indent="0cm" style:writing-mode="lr-tb"/>
    </style:style>
    <style:style style:name="MP5" style:family="paragraph">
      <style:paragraph-properties fo:margin-left="0cm" fo:margin-right="0cm" fo:margin-top="0.308cm" fo:margin-bottom="0cm" fo:line-height="100%" fo:text-align="center" fo:text-indent="0cm" style:writing-mode="lr-tb"/>
    </style:style>
    <style:style style:name="MP6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GB" style:font-size-asian="12pt" style:font-size-complex="12pt"/>
    </style:style>
    <style:style style:name="MT4" style:family="text">
      <style:text-properties fo:color="#000000"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g>
          <draw:custom-shape draw:style-name="Mgr3" draw:text-style-name="MP3" draw:layer="backgroundobjects" svg:width="2.063cm" svg:height="25.334cm" svg:x="0.446cm" svg:y="-3.192cm">
            <text:p/>
            <draw:enhanced-geometry svg:viewBox="0 0 1000 720" draw:mirror-horizontal="true" draw:type="non-primitive" draw:enhanced-path="M 0 0 L 0 720 1000 720 1000 0 0 0 Z N"/>
          </draw:custom-shape>
          <draw:custom-shape draw:style-name="Mgr4" draw:text-style-name="MP3" draw:layer="backgroundobjects" svg:width="2.063cm" svg:height="1.857cm" svg:x="0.446cm" svg:y="3.096cm">
            <text:p/>
            <draw:enhanced-geometry svg:viewBox="0 0 624 317" draw:mirror-horizontal="true" draw:type="non-primitive" draw:enhanced-path="M 0 0 C 0 0 0 272 0 272 432 224 520 317 624 272 L 624 0 0 0 Z N"/>
          </draw:custom-shape>
          <draw:custom-shape draw:style-name="Mgr5" draw:text-style-name="MP3" draw:layer="backgroundobjects" svg:width="2.063cm" svg:height="1.861cm" svg:x="0.446cm" svg:y="1.593cm">
            <text:p/>
            <draw:enhanced-geometry svg:viewBox="0 0 624 317" draw:mirror-horizontal="true" draw:type="non-primitive" draw:enhanced-path="M 0 0 L 0 272 C 104 317 432 240 624 272 L 624 0 0 0"/>
          </draw:custom-shape>
          <draw:custom-shape draw:style-name="Mgr4" draw:text-style-name="MP3" draw:layer="backgroundobjects" svg:width="2.063cm" svg:height="1.125cm" svg:x="0.446cm" svg:y="-2.623cm">
            <text:p/>
            <draw:enhanced-geometry svg:viewBox="0 0 624 370" draw:mirror-horizontal="true" draw:type="non-primitive" draw:enhanced-path="M 0 53 L 0 325 C 104 370 520 370 624 325 L 624 53 C 584 0 488 8 384 8 280 8 80 44 0 53 Z N"/>
          </draw:custom-shape>
          <draw:custom-shape draw:style-name="Mgr6" draw:text-style-name="MP3" draw:layer="backgroundobjects" svg:width="2.063cm" svg:height="1.296cm" svg:x="0.446cm" svg:y="0.473cm">
            <text:p/>
            <draw:enhanced-geometry svg:viewBox="0 0 624 317" draw:mirror-horizontal="true" draw:type="non-primitive" draw:enhanced-path="M 0 0 L 0 272 C 104 317 520 317 624 272 L 624 0 C 240 42 130 0 0 0 Z N"/>
          </draw:custom-shape>
          <draw:custom-shape draw:style-name="Mgr7" draw:text-style-name="MP3" draw:layer="backgroundobjects" svg:width="2.063cm" svg:height="1.596cm" svg:x="0.446cm" svg:y="-0.656cm">
            <text:p/>
            <draw:enhanced-geometry svg:viewBox="0 0 624 272" draw:mirror-horizontal="true" draw:type="non-primitive" draw:enhanced-path="M 0 0 C 0 0 0 272 0 272 96 240 136 240 240 240 344 240 528 272 624 272 L 624 0 0 0"/>
          </draw:custom-shape>
          <draw:custom-shape draw:style-name="Mgr8" draw:text-style-name="MP3" draw:layer="backgroundobjects" svg:width="2.089cm" svg:height="1.389cm" svg:x="0.446cm" svg:y="-1.798cm">
            <text:p/>
            <draw:enhanced-geometry svg:viewBox="0 0 632 362" draw:mirror-horizontal="true" draw:type="non-primitive" draw:enhanced-path="M 8 45 L 8 317 C 48 362 144 317 248 317 352 317 568 362 632 317 L 632 45 C 544 0 208 45 104 45 0 45 28 45 8 45 Z N"/>
          </draw:custom-shape>
          <draw:custom-shape draw:style-name="Mgr4" draw:text-style-name="MP3" draw:layer="backgroundobjects" svg:width="2.063cm" svg:height="1.856cm" svg:x="0.429cm" svg:y="11.422cm">
            <text:p/>
            <draw:enhanced-geometry svg:viewBox="0 0 624 317" draw:mirror-horizontal="true" draw:type="non-primitive" draw:enhanced-path="M 0 0 C 0 0 0 272 0 272 432 224 520 317 624 272 L 624 0 0 0 Z N"/>
          </draw:custom-shape>
          <draw:custom-shape draw:style-name="Mgr6" draw:text-style-name="MP3" draw:layer="backgroundobjects" svg:width="2.063cm" svg:height="1.861cm" svg:x="0.429cm" svg:y="9.918cm">
            <text:p/>
            <draw:enhanced-geometry svg:viewBox="0 0 624 317" draw:mirror-horizontal="true" draw:type="non-primitive" draw:enhanced-path="M 0 0 L 0 272 C 104 317 432 240 624 272 L 624 0 0 0"/>
          </draw:custom-shape>
          <draw:custom-shape draw:style-name="Mgr8" draw:text-style-name="MP3" draw:layer="backgroundobjects" svg:width="2.063cm" svg:height="1.125cm" svg:x="0.429cm" svg:y="5.698cm">
            <text:p/>
            <draw:enhanced-geometry svg:viewBox="0 0 624 370" draw:mirror-horizontal="true" draw:type="non-primitive" draw:enhanced-path="M 0 53 L 0 325 C 104 370 520 370 624 325 L 624 53 C 584 0 488 8 384 8 280 8 80 44 0 53 Z N"/>
          </draw:custom-shape>
          <draw:custom-shape draw:style-name="Mgr5" draw:text-style-name="MP3" draw:layer="backgroundobjects" svg:width="2.063cm" svg:height="1.296cm" svg:x="0.429cm" svg:y="8.794cm">
            <text:p/>
            <draw:enhanced-geometry svg:viewBox="0 0 624 317" draw:mirror-horizontal="true" draw:type="non-primitive" draw:enhanced-path="M 0 0 L 0 272 C 104 317 520 317 624 272 L 624 0 C 240 42 130 0 0 0 Z N"/>
          </draw:custom-shape>
          <draw:custom-shape draw:style-name="Mgr7" draw:text-style-name="MP3" draw:layer="backgroundobjects" svg:width="2.063cm" svg:height="1.592cm" svg:x="0.429cm" svg:y="7.669cm">
            <text:p/>
            <draw:enhanced-geometry svg:viewBox="0 0 624 272" draw:mirror-horizontal="true" draw:type="non-primitive" draw:enhanced-path="M 0 0 C 0 0 0 272 0 272 96 240 136 240 240 240 344 240 528 272 624 272 L 624 0 0 0"/>
          </draw:custom-shape>
          <draw:custom-shape draw:style-name="Mgr9" draw:text-style-name="MP3" draw:layer="backgroundobjects" svg:width="2.089cm" svg:height="1.393cm" svg:x="0.429cm" svg:y="6.523cm">
            <text:p/>
            <draw:enhanced-geometry svg:viewBox="0 0 632 362" draw:mirror-horizontal="true" draw:type="non-primitive" draw:enhanced-path="M 8 45 L 8 317 C 48 362 144 317 248 317 352 317 568 362 632 317 L 632 45 C 544 0 208 45 104 45 0 45 28 45 8 45 Z N"/>
          </draw:custom-shape>
          <draw:custom-shape draw:style-name="Mgr9" draw:text-style-name="MP3" draw:layer="backgroundobjects" svg:width="2.063cm" svg:height="1.856cm" svg:x="0.446cm" svg:y="15.241cm">
            <text:p/>
            <draw:enhanced-geometry svg:viewBox="0 0 624 317" draw:mirror-horizontal="true" draw:type="non-primitive" draw:enhanced-path="M 0 0 C 0 0 0 272 0 272 432 224 520 317 624 272 L 624 0 0 0 Z N"/>
          </draw:custom-shape>
          <draw:custom-shape draw:style-name="Mgr8" draw:text-style-name="MP3" draw:layer="backgroundobjects" svg:width="2.063cm" svg:height="1.861cm" svg:x="0.446cm" svg:y="13.737cm">
            <text:p/>
            <draw:enhanced-geometry svg:viewBox="0 0 624 317" draw:mirror-horizontal="true" draw:type="non-primitive" draw:enhanced-path="M 0 0 L 0 272 C 104 317 432 240 624 272 L 624 0 0 0"/>
          </draw:custom-shape>
          <draw:custom-shape draw:style-name="Mgr5" draw:text-style-name="MP3" draw:layer="backgroundobjects" svg:width="2.063cm" svg:height="1.124cm" svg:x="0.429cm" svg:y="17.843cm">
            <text:p/>
            <draw:enhanced-geometry svg:viewBox="0 0 624 370" draw:mirror-horizontal="true" draw:type="non-primitive" draw:enhanced-path="M 0 53 L 0 325 C 104 370 520 370 624 325 L 624 53 C 584 0 488 8 384 8 280 8 80 44 0 53 Z N"/>
          </draw:custom-shape>
          <draw:custom-shape draw:style-name="Mgr6" draw:text-style-name="MP3" draw:layer="backgroundobjects" svg:width="1.283cm" svg:height="2.066cm" draw:transform="rotate (-1.5707963267949) translate (2.532cm 20.934cm)">
            <text:p/>
            <draw:enhanced-geometry svg:viewBox="0 0 291 625" draw:mirror-horizontal="true" draw:type="non-primitive" draw:enhanced-path="M 0 624 L 291 625 291 6 0 0 C 39 384 0 494 0 624 Z N"/>
          </draw:custom-shape>
          <draw:custom-shape draw:style-name="Mgr7" draw:text-style-name="MP3" draw:layer="backgroundobjects" svg:width="2.063cm" svg:height="1.592cm" svg:x="0.429cm" svg:y="19.814cm">
            <text:p/>
            <draw:enhanced-geometry svg:viewBox="0 0 624 272" draw:mirror-horizontal="true" draw:type="non-primitive" draw:enhanced-path="M 0 0 C 0 0 0 272 0 272 96 240 136 240 240 240 344 240 528 272 624 272 L 624 0 0 0"/>
          </draw:custom-shape>
          <draw:custom-shape draw:style-name="Mgr8" draw:text-style-name="MP3" draw:layer="backgroundobjects" svg:width="2.089cm" svg:height="1.394cm" svg:x="0.429cm" svg:y="18.667cm">
            <text:p/>
            <draw:enhanced-geometry svg:viewBox="0 0 632 362" draw:mirror-horizontal="true" draw:type="non-primitive" draw:enhanced-path="M 8 45 L 8 317 C 48 362 144 317 248 317 352 317 568 362 632 317 L 632 45 C 544 0 208 45 104 45 0 45 28 45 8 45 Z N"/>
          </draw:custom-shape>
        </draw:g>
        <draw:custom-shape draw:style-name="Mgr10" draw:text-style-name="MP3" draw:layer="backgroundobjects" svg:width="19.05cm" svg:height="1.817cm" draw:transform="rotate (-1.5707963267949) translate (1.776cm -0.013cm)">
          <text:p/>
          <draw:enhanced-geometry svg:viewBox="0 0 5762 385" draw:mirror-horizontal="true" draw:type="non-primitive" draw:enhanced-path="M 0 196 C 1667 385 2275 93 5762 188 L 5762 4 0 0 0 196"/>
        </draw:custom-shape>
        <draw:custom-shape draw:style-name="Mgr11" draw:text-style-name="MP3" draw:layer="backgroundobjects" svg:width="19.045cm" svg:height="0.834cm" draw:transform="rotate (-1.5707963267949) translate (2.955cm -0.013cm)">
          <text:p/>
          <draw:enhanced-geometry svg:viewBox="0 0 5761 189" draw:mirror-horizontal="true" draw:type="non-primitive" draw:enhanced-path="M 0 28 C 961 0 4971 161 5761 0 L 5761 189 1 189 0 28"/>
        </draw:custom-shape>
      </draw:g>
      <draw:frame presentation:style-name="Default-title" draw:layer="backgroundobjects" svg:width="21.59cm" svg:height="3.176cm" svg:x="3.259cm" svg:y="1.269cm" presentation:class="title" presentation:placeholder="true">
        <draw:text-box/>
      </draw:frame>
      <draw:frame presentation:style-name="Default-outline1" draw:layer="backgroundobjects" svg:width="21.59cm" svg:height="12.573cm" svg:x="3.259cm" svg:y="5.503cm" presentation:class="outline" presentation:placeholder="true">
        <draw:text-box/>
      </draw:frame>
      <draw:frame presentation:style-name="Mpr1" draw:text-style-name="MP4" draw:layer="backgroundobjects" svg:width="5.291cm" svg:height="1.271cm" svg:x="3.258cm" svg:y="17.405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044cm" svg:height="1.271cm" svg:x="9.94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6" draw:layer="backgroundobjects" svg:width="5.292cm" svg:height="1.271cm" svg:x="19.473cm" svg:y="17.357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12" draw:text-style-name="MP7" draw:layer="backgroundobjects" svg:width="19.05cm" svg:height="25.4cm" svg:x="0cm" svg:y="0cm">
          <text:p/>
        </draw:rect>
        <draw:frame presentation:style-name="Mpr4" draw:text-style-name="MP8" draw:layer="backgroundobjects" svg:width="8.255cm" svg:height="1.271cm" svg:x="-0.001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8" draw:layer="backgroundobjects" svg:width="8.255cm" svg:height="1.271cm" svg:x="-0.001cm" svg:y="24.125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255cm" svg:height="1.271cm" svg:x="10.79cm" svg:y="24.12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3" draw:text-style-name="MP3" draw:layer="backgroundobjects" svg:width="2.752cm" svg:height="25.334cm" draw:transform="rotate (1.5707963267949) translate (0.065cm 9.666cm)">
            <text:p/>
            <draw:enhanced-geometry svg:viewBox="0 0 1000 720" draw:mirror-horizontal="true" draw:type="non-primitive" draw:enhanced-path="M 0 0 L 0 720 1000 720 1000 0 0 0 Z N"/>
          </draw:custom-shape>
          <draw:custom-shape draw:style-name="Mgr4" draw:text-style-name="MP3" draw:layer="backgroundobjects" svg:width="2.752cm" svg:height="1.857cm" draw:transform="rotate (1.5707963267949) translate (17.215cm 9.666cm)">
            <text:p/>
            <draw:enhanced-geometry svg:viewBox="0 0 624 317" draw:mirror-horizontal="true" draw:type="non-primitive" draw:enhanced-path="M 0 0 C 0 0 0 272 0 272 432 224 520 317 624 272 L 624 0 0 0 Z N"/>
          </draw:custom-shape>
          <draw:custom-shape draw:style-name="Mgr5" draw:text-style-name="MP3" draw:layer="backgroundobjects" svg:width="2.752cm" svg:height="1.861cm" draw:transform="rotate (1.5707963267949) translate (18.714cm 9.666cm)">
            <text:p/>
            <draw:enhanced-geometry svg:viewBox="0 0 624 317" draw:mirror-horizontal="true" draw:type="non-primitive" draw:enhanced-path="M 0 0 L 0 272 C 104 317 432 240 624 272 L 624 0 0 0"/>
          </draw:custom-shape>
          <draw:custom-shape draw:style-name="Mgr4" draw:text-style-name="MP3" draw:layer="backgroundobjects" svg:width="2.752cm" svg:height="1.125cm" draw:transform="rotate (1.5707963267949) translate (23.666cm 9.666cm)">
            <text:p/>
            <draw:enhanced-geometry svg:viewBox="0 0 624 370" draw:mirror-horizontal="true" draw:type="non-primitive" draw:enhanced-path="M 0 53 L 0 325 C 104 370 520 370 624 325 L 624 53 C 584 0 488 8 384 8 280 8 80 44 0 53 Z N"/>
          </draw:custom-shape>
          <draw:custom-shape draw:style-name="Mgr6" draw:text-style-name="MP3" draw:layer="backgroundobjects" svg:width="2.752cm" svg:height="1.296cm" draw:transform="rotate (1.5707963267949) translate (20.438cm 9.666cm)">
            <text:p/>
            <draw:enhanced-geometry svg:viewBox="0 0 624 317" draw:mirror-horizontal="true" draw:type="non-primitive" draw:enhanced-path="M 0 0 L 0 272 C 104 317 520 317 624 272 L 624 0 C 240 42 130 0 0 0 Z N"/>
          </draw:custom-shape>
          <draw:custom-shape draw:style-name="Mgr7" draw:text-style-name="MP3" draw:layer="backgroundobjects" svg:width="2.752cm" svg:height="1.596cm" draw:transform="rotate (1.5707963267949) translate (21.267cm 9.666cm)">
            <text:p/>
            <draw:enhanced-geometry svg:viewBox="0 0 624 272" draw:mirror-horizontal="true" draw:type="non-primitive" draw:enhanced-path="M 0 0 C 0 0 0 272 0 272 96 240 136 240 240 240 344 240 528 272 624 272 L 624 0 0 0"/>
          </draw:custom-shape>
          <draw:custom-shape draw:style-name="Mgr8" draw:text-style-name="MP3" draw:layer="backgroundobjects" svg:width="2.787cm" svg:height="1.389cm" draw:transform="rotate (1.5707963267949) translate (22.577cm 9.7cm)">
            <text:p/>
            <draw:enhanced-geometry svg:viewBox="0 0 632 362" draw:mirror-horizontal="true" draw:type="non-primitive" draw:enhanced-path="M 8 45 L 8 317 C 48 362 144 317 248 317 352 317 568 362 632 317 L 632 45 C 544 0 208 45 104 45 0 45 28 45 8 45 Z N"/>
          </draw:custom-shape>
          <draw:custom-shape draw:style-name="Mgr4" draw:text-style-name="MP3" draw:layer="backgroundobjects" svg:width="2.752cm" svg:height="1.856cm" draw:transform="rotate (1.5707963267949) translate (8.929cm 9.644cm)">
            <text:p/>
            <draw:enhanced-geometry svg:viewBox="0 0 624 317" draw:mirror-horizontal="true" draw:type="non-primitive" draw:enhanced-path="M 0 0 C 0 0 0 272 0 272 432 224 520 317 624 272 L 624 0 0 0 Z N"/>
          </draw:custom-shape>
          <draw:custom-shape draw:style-name="Mgr6" draw:text-style-name="MP3" draw:layer="backgroundobjects" svg:width="2.752cm" svg:height="1.861cm" draw:transform="rotate (1.5707963267949) translate (10.389cm 9.644cm)">
            <text:p/>
            <draw:enhanced-geometry svg:viewBox="0 0 624 317" draw:mirror-horizontal="true" draw:type="non-primitive" draw:enhanced-path="M 0 0 L 0 272 C 104 317 432 240 624 272 L 624 0 0 0"/>
          </draw:custom-shape>
          <draw:custom-shape draw:style-name="Mgr8" draw:text-style-name="MP3" draw:layer="backgroundobjects" svg:width="2.752cm" svg:height="1.125cm" draw:transform="rotate (1.5707963267949) translate (15.345cm 9.644cm)">
            <text:p/>
            <draw:enhanced-geometry svg:viewBox="0 0 624 370" draw:mirror-horizontal="true" draw:type="non-primitive" draw:enhanced-path="M 0 53 L 0 325 C 104 370 520 370 624 325 L 624 53 C 584 0 488 8 384 8 280 8 80 44 0 53 Z N"/>
          </draw:custom-shape>
          <draw:custom-shape draw:style-name="Mgr5" draw:text-style-name="MP3" draw:layer="backgroundobjects" svg:width="2.752cm" svg:height="1.296cm" draw:transform="rotate (1.5707963267949) translate (12.117cm 9.644cm)">
            <text:p/>
            <draw:enhanced-geometry svg:viewBox="0 0 624 317" draw:mirror-horizontal="true" draw:type="non-primitive" draw:enhanced-path="M 0 0 L 0 272 C 104 317 520 317 624 272 L 624 0 C 240 42 130 0 0 0 Z N"/>
          </draw:custom-shape>
          <draw:custom-shape draw:style-name="Mgr7" draw:text-style-name="MP3" draw:layer="backgroundobjects" svg:width="2.752cm" svg:height="1.592cm" draw:transform="rotate (1.5707963267949) translate (12.946cm 9.644cm)">
            <text:p/>
            <draw:enhanced-geometry svg:viewBox="0 0 624 272" draw:mirror-horizontal="true" draw:type="non-primitive" draw:enhanced-path="M 0 0 C 0 0 0 272 0 272 96 240 136 240 240 240 344 240 528 272 624 272 L 624 0 0 0"/>
          </draw:custom-shape>
          <draw:custom-shape draw:style-name="Mgr9" draw:text-style-name="MP3" draw:layer="backgroundobjects" svg:width="2.787cm" svg:height="1.393cm" draw:transform="rotate (1.5707963267949) translate (14.252cm 9.678cm)">
            <text:p/>
            <draw:enhanced-geometry svg:viewBox="0 0 632 362" draw:mirror-horizontal="true" draw:type="non-primitive" draw:enhanced-path="M 8 45 L 8 317 C 48 362 144 317 248 317 352 317 568 362 632 317 L 632 45 C 544 0 208 45 104 45 0 45 28 45 8 45 Z N"/>
          </draw:custom-shape>
          <draw:custom-shape draw:style-name="Mgr9" draw:text-style-name="MP3" draw:layer="backgroundobjects" svg:width="2.752cm" svg:height="1.856cm" draw:transform="rotate (1.5707963267949) translate (5.11cm 9.666cm)">
            <text:p/>
            <draw:enhanced-geometry svg:viewBox="0 0 624 317" draw:mirror-horizontal="true" draw:type="non-primitive" draw:enhanced-path="M 0 0 C 0 0 0 272 0 272 432 224 520 317 624 272 L 624 0 0 0 Z N"/>
          </draw:custom-shape>
          <draw:custom-shape draw:style-name="Mgr8" draw:text-style-name="MP3" draw:layer="backgroundobjects" svg:width="2.752cm" svg:height="1.861cm" draw:transform="rotate (1.5707963267949) translate (6.57cm 9.666cm)">
            <text:p/>
            <draw:enhanced-geometry svg:viewBox="0 0 624 317" draw:mirror-horizontal="true" draw:type="non-primitive" draw:enhanced-path="M 0 0 L 0 272 C 104 317 432 240 624 272 L 624 0 0 0"/>
          </draw:custom-shape>
          <draw:custom-shape draw:style-name="Mgr5" draw:text-style-name="MP3" draw:layer="backgroundobjects" svg:width="2.752cm" svg:height="1.124cm" draw:transform="rotate (1.5707963267949) translate (3.24cm 9.644cm)">
            <text:p/>
            <draw:enhanced-geometry svg:viewBox="0 0 624 370" draw:mirror-horizontal="true" draw:type="non-primitive" draw:enhanced-path="M 0 53 L 0 325 C 104 370 520 370 624 325 L 624 53 C 584 0 488 8 384 8 280 8 80 44 0 53 Z N"/>
          </draw:custom-shape>
          <draw:custom-shape draw:style-name="Mgr6" draw:text-style-name="MP3" draw:layer="backgroundobjects" svg:width="1.283cm" svg:height="2.756cm" svg:x="-0.049cm" svg:y="6.888cm">
            <text:p/>
            <draw:enhanced-geometry svg:viewBox="0 0 291 625" draw:mirror-horizontal="true" draw:type="non-primitive" draw:enhanced-path="M 0 624 L 291 625 291 6 0 0 C 39 384 0 494 0 624 Z N"/>
          </draw:custom-shape>
          <draw:custom-shape draw:style-name="Mgr7" draw:text-style-name="MP3" draw:layer="backgroundobjects" svg:width="2.752cm" svg:height="1.592cm" draw:transform="rotate (1.5707963267949) translate (0.801cm 9.644cm)">
            <text:p/>
            <draw:enhanced-geometry svg:viewBox="0 0 624 272" draw:mirror-horizontal="true" draw:type="non-primitive" draw:enhanced-path="M 0 0 C 0 0 0 272 0 272 96 240 136 240 240 240 344 240 528 272 624 272 L 624 0 0 0"/>
          </draw:custom-shape>
          <draw:custom-shape draw:style-name="Mgr8" draw:text-style-name="MP3" draw:layer="backgroundobjects" svg:width="2.787cm" svg:height="1.394cm" draw:transform="rotate (1.5707963267949) translate (2.146cm 9.678cm)">
            <text:p/>
            <draw:enhanced-geometry svg:viewBox="0 0 632 362" draw:mirror-horizontal="true" draw:type="non-primitive" draw:enhanced-path="M 8 45 L 8 317 C 48 362 144 317 248 317 352 317 568 362 632 317 L 632 45 C 544 0 208 45 104 45 0 45 28 45 8 45 Z N"/>
          </draw:custom-shape>
        </draw:g>
        <draw:custom-shape draw:style-name="Mgr13" draw:text-style-name="MP3" draw:layer="backgroundobjects" svg:width="25.409cm" svg:height="1.817cm" svg:x="-0.049cm" svg:y="6.773cm">
          <text:p/>
          <draw:enhanced-geometry svg:viewBox="0 0 5762 385" draw:mirror-horizontal="true" draw:type="non-primitive" draw:enhanced-path="M 0 196 C 1667 385 2275 93 5762 188 L 5762 4 0 0 0 196"/>
        </draw:custom-shape>
        <draw:custom-shape draw:style-name="Mgr14" draw:text-style-name="MP3" draw:layer="backgroundobjects" svg:width="25.405cm" svg:height="0.834cm" svg:x="-0.049cm" svg:y="8.894cm">
          <text:p/>
          <draw:enhanced-geometry svg:viewBox="0 0 5761 189" draw:mirror-horizontal="true" draw:type="non-primitive" draw:enhanced-path="M 0 28 C 961 0 4971 161 5761 0 L 5761 189 1 189 0 28"/>
        </draw:custom-shape>
      </draw:g>
      <draw:frame presentation:style-name="Title1-title" draw:layer="backgroundobjects" svg:width="21.59cm" svg:height="6.351cm" svg:x="3.259cm" svg:y="0.55cm" presentation:class="title" presentation:placeholder="true">
        <draw:text-box/>
      </draw:frame>
      <draw:frame presentation:style-name="Mpr6" draw:text-style-name="MP4" draw:layer="backgroundobjects" svg:width="5.292cm" svg:height="1.271cm" svg:x="3.241cm" svg:y="17.357cm" presentation:class="date-time">
        <draw:text-box>
          <text:p text:style-name="MP4"><text:span text:style-name="MT4"><presentation:date-time/></text:span></text:p>
        </draw:text-box>
      </draw:frame>
      <draw:frame presentation:style-name="Mpr7" draw:text-style-name="MP5" draw:layer="backgroundobjects" svg:width="8.044cm" svg:height="1.271cm" svg:x="9.948cm" svg:y="17.357cm" presentation:class="footer">
        <draw:text-box>
          <text:p text:style-name="MP5"><text:span text:style-name="MT4"><presentation:footer/></text:span></text:p>
        </draw:text-box>
      </draw:frame>
      <draw:frame presentation:style-name="Mpr8" draw:text-style-name="MP6" draw:layer="backgroundobjects" svg:width="5.292cm" svg:height="1.271cm" svg:x="19.473cm" svg:y="17.357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rect draw:style-name="Mgr12" draw:text-style-name="MP7" draw:layer="backgroundobjects" svg:width="19.05cm" svg:height="25.4cm" svg:x="0cm" svg:y="0cm">
          <text:p/>
        </draw:rect>
        <draw:frame presentation:style-name="Mpr9" draw:text-style-name="MP8" draw:layer="backgroundobjects" svg:width="8.255cm" svg:height="1.271cm" svg:x="-0.001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9" draw:text-style-name="MP9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8" draw:layer="backgroundobjects" svg:width="8.255cm" svg:height="1.271cm" svg:x="-0.001cm" svg:y="24.125cm" presentation:class="footer">
          <draw:text-box>
            <text:p text:style-name="MP8"><text:span text:style-name="MT3"><presentation:footer/></text:span></text:p>
          </draw:text-box>
        </draw:frame>
        <draw:frame presentation:style-name="Mpr10" draw:text-style-name="MP9" draw:layer="backgroundobjects" svg:width="8.255cm" svg:height="1.271cm" svg:x="10.79cm" svg:y="24.12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E-business : introduction</dc:title>
    <meta:initial-creator>richard</meta:initial-creator>
    <meta:creation-date>2004-09-08T10:22:48</meta:creation-date>
    <dc:date>2012-03-14T10:16:57</dc:date>
    <meta:editing-cycles>391</meta:editing-cycles>
    <meta:editing-duration>P1DT7M2S</meta:editing-duration>
    <meta:generator>LibreOffice/3.4$Linux LibreOffice_project/340m1$Build-502</meta:generator>
    <dc:creator>gillesuk </dc:creator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